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style:text-position="0% 100%" style:font-name="Arial" fo:language="en" fo:country="US" officeooo:rsid="003772ba" officeooo:paragraph-rsid="003772ba"/>
    </style:style>
    <style:style style:name="P2" style:family="paragraph" style:parent-style-name="Standard">
      <style:text-properties style:text-line-through-style="none" style:text-line-through-type="none" style:font-name="Arial" fo:font-size="16pt" fo:language="en" fo:country="US" fo:font-weight="bold" officeooo:rsid="00417ab7" officeooo:paragraph-rsid="00417ab7" style:font-size-asian="16pt" style:font-weight-asian="bold" style:font-size-complex="16pt" style:font-weight-complex="bold"/>
    </style:style>
    <style:style style:name="P3" style:family="paragraph" style:parent-style-name="Standard">
      <style:text-properties style:text-line-through-style="none" style:text-line-through-type="none" style:font-name="Arial" fo:font-size="8pt" fo:language="en" fo:country="US" officeooo:rsid="003407ee" officeooo:paragraph-rsid="003407ee" style:font-size-asian="8pt" style:font-size-complex="8pt"/>
    </style:style>
    <style:style style:name="P4" style:family="paragraph" style:parent-style-name="Standard">
      <style:text-properties style:text-line-through-style="none" style:text-line-through-type="none" style:font-name="Arial" fo:font-size="12pt" fo:language="en" fo:country="US" officeooo:rsid="0047c983" officeooo:paragraph-rsid="0047c983" style:font-size-asian="10.5pt" style:font-size-complex="12pt"/>
    </style:style>
    <style:style style:name="P5" style:family="paragraph" style:parent-style-name="Standard">
      <style:text-properties style:text-line-through-style="none" style:text-line-through-type="none" style:font-name="Arial" fo:font-size="12pt" fo:language="en" fo:country="US" officeooo:rsid="00489cf5" officeooo:paragraph-rsid="00489cf5" style:font-size-asian="10.5pt" style:font-size-complex="12pt"/>
    </style:style>
    <style:style style:name="P6" style:family="paragraph" style:parent-style-name="Standard">
      <style:text-properties style:text-line-through-style="none" style:text-line-through-type="none" style:font-name="Arial" fo:language="en" fo:country="US" officeooo:rsid="001e5501" officeooo:paragraph-rsid="001e5501"/>
    </style:style>
    <style:style style:name="P7" style:family="paragraph" style:parent-style-name="Standard">
      <style:text-properties style:text-line-through-style="none" style:text-line-through-type="none" style:font-name="Arial" fo:language="en" fo:country="US" officeooo:rsid="003ae6e8" officeooo:paragraph-rsid="003ae6e8"/>
    </style:style>
    <style:style style:name="P8" style:family="paragraph" style:parent-style-name="Standard">
      <style:text-properties style:text-line-through-style="none" style:text-line-through-type="none" style:font-name="Arial" fo:language="en" fo:country="US" officeooo:rsid="003bbe11" officeooo:paragraph-rsid="003bbe11"/>
    </style:style>
    <style:style style:name="P9" style:family="paragraph" style:parent-style-name="Standard">
      <style:text-properties style:text-line-through-style="none" style:text-line-through-type="none" style:font-name="Arial" fo:language="en" fo:country="US" officeooo:rsid="003c681b" officeooo:paragraph-rsid="003c681b"/>
    </style:style>
    <style:style style:name="P10" style:family="paragraph" style:parent-style-name="Standard">
      <style:text-properties style:text-line-through-style="none" style:text-line-through-type="none" style:font-name="Arial" fo:language="en" fo:country="US" officeooo:rsid="001e6c07" officeooo:paragraph-rsid="001e5501"/>
    </style:style>
    <style:style style:name="P11" style:family="paragraph" style:parent-style-name="Standard">
      <style:text-properties style:text-line-through-style="none" style:text-line-through-type="none" style:font-name="Arial" fo:language="en" fo:country="US" officeooo:rsid="001e6c07" officeooo:paragraph-rsid="001e6c07"/>
    </style:style>
    <style:style style:name="P12" style:family="paragraph" style:parent-style-name="Standard">
      <style:text-properties style:text-line-through-style="none" style:text-line-through-type="none" style:font-name="Arial" fo:language="en" fo:country="US" officeooo:rsid="003d2155" officeooo:paragraph-rsid="003d2155"/>
    </style:style>
    <style:style style:name="P13" style:family="paragraph" style:parent-style-name="Standard">
      <style:text-properties style:text-line-through-style="none" style:text-line-through-type="none" style:font-name="Arial" fo:language="en" fo:country="US" officeooo:rsid="003e0d7e" officeooo:paragraph-rsid="003e0d7e"/>
    </style:style>
    <style:style style:name="P14" style:family="paragraph" style:parent-style-name="Standard">
      <style:text-properties style:text-line-through-style="none" style:text-line-through-type="none" style:font-name="Arial" fo:language="en" fo:country="US" officeooo:rsid="003e0d7e" officeooo:paragraph-rsid="0040075a"/>
    </style:style>
    <style:style style:name="P15" style:family="paragraph" style:parent-style-name="Standard">
      <style:text-properties style:text-line-through-style="none" style:text-line-through-type="none" style:font-name="Arial" fo:language="en" fo:country="US" officeooo:rsid="001e7ca4" officeooo:paragraph-rsid="001e6c07"/>
    </style:style>
    <style:style style:name="P16" style:family="paragraph" style:parent-style-name="Standard">
      <style:text-properties style:text-line-through-style="none" style:text-line-through-type="none" style:font-name="Arial" fo:language="en" fo:country="US" officeooo:rsid="001e7ca4" officeooo:paragraph-rsid="001e7ca4"/>
    </style:style>
    <style:style style:name="P17" style:family="paragraph" style:parent-style-name="Standard">
      <style:text-properties style:text-line-through-style="none" style:text-line-through-type="none" style:font-name="Arial" fo:language="en" fo:country="US" officeooo:rsid="0026f178" officeooo:paragraph-rsid="001e7ca4"/>
    </style:style>
    <style:style style:name="P18" style:family="paragraph" style:parent-style-name="Standard">
      <style:text-properties style:text-line-through-style="none" style:text-line-through-type="none" style:font-name="Arial" fo:language="en" fo:country="US" officeooo:rsid="002795c1" officeooo:paragraph-rsid="002795c1"/>
    </style:style>
    <style:style style:name="P19" style:family="paragraph" style:parent-style-name="Standard">
      <style:text-properties style:text-line-through-style="none" style:text-line-through-type="none" style:font-name="Arial" fo:language="en" fo:country="US" officeooo:rsid="0028dd9a" officeooo:paragraph-rsid="0028dd9a"/>
    </style:style>
    <style:style style:name="P20" style:family="paragraph" style:parent-style-name="Standard">
      <style:text-properties style:text-line-through-style="none" style:text-line-through-type="none" style:font-name="Arial" fo:language="en" fo:country="US" officeooo:rsid="0029d876" officeooo:paragraph-rsid="0029d876"/>
    </style:style>
    <style:style style:name="P21" style:family="paragraph" style:parent-style-name="Standard">
      <style:text-properties style:text-line-through-style="none" style:text-line-through-type="none" style:font-name="Arial" fo:language="en" fo:country="US" officeooo:rsid="00417ab7" officeooo:paragraph-rsid="00417ab7"/>
    </style:style>
    <style:style style:name="P22" style:family="paragraph" style:parent-style-name="Standard">
      <style:text-properties style:text-line-through-style="none" style:text-line-through-type="none" style:font-name="Arial" fo:language="en" fo:country="US" officeooo:rsid="001f59bd" officeooo:paragraph-rsid="001f59bd"/>
    </style:style>
    <style:style style:name="P23" style:family="paragraph" style:parent-style-name="Standard">
      <style:text-properties style:text-line-through-style="none" style:text-line-through-type="none" style:font-name="Arial" fo:language="en" fo:country="US" officeooo:rsid="0020636f" officeooo:paragraph-rsid="0020636f"/>
    </style:style>
    <style:style style:name="P24" style:family="paragraph" style:parent-style-name="Standard">
      <style:text-properties style:text-line-through-style="none" style:text-line-through-type="none" style:font-name="Arial" fo:language="en" fo:country="US" officeooo:rsid="00218de2" officeooo:paragraph-rsid="003407ee"/>
    </style:style>
    <style:style style:name="P25" style:family="paragraph" style:parent-style-name="Standard">
      <style:text-properties style:text-line-through-style="none" style:text-line-through-type="none" style:font-name="Arial" fo:language="en" fo:country="US" officeooo:rsid="00218de2" officeooo:paragraph-rsid="00218de2"/>
    </style:style>
    <style:style style:name="P26" style:family="paragraph" style:parent-style-name="Standard">
      <style:text-properties style:text-line-through-style="none" style:text-line-through-type="none" style:font-name="Arial" fo:language="en" fo:country="US" officeooo:rsid="003772ba" officeooo:paragraph-rsid="003772ba"/>
    </style:style>
    <style:style style:name="P27" style:family="paragraph" style:parent-style-name="Standard">
      <style:text-properties style:text-line-through-style="none" style:text-line-through-type="none" style:font-name="Arial" fo:language="en" fo:country="US" officeooo:rsid="00392d91" officeooo:paragraph-rsid="00392d91"/>
    </style:style>
    <style:style style:name="P28" style:family="paragraph" style:parent-style-name="Standard">
      <style:text-properties style:text-line-through-style="none" style:text-line-through-type="none" style:font-name="Arial" fo:language="en" fo:country="US" officeooo:rsid="00431f55" officeooo:paragraph-rsid="00431f55"/>
    </style:style>
    <style:style style:name="P29" style:family="paragraph" style:parent-style-name="Standard">
      <style:text-properties style:text-line-through-style="none" style:text-line-through-type="none" style:font-name="Arial" fo:language="en" fo:country="US" officeooo:rsid="00431f55" officeooo:paragraph-rsid="00445273"/>
    </style:style>
    <style:style style:name="P30" style:family="paragraph" style:parent-style-name="Standard">
      <style:text-properties style:text-line-through-style="none" style:text-line-through-type="none" style:font-name="Arial" fo:language="en" fo:country="US" officeooo:rsid="00445273" officeooo:paragraph-rsid="00445273"/>
    </style:style>
    <style:style style:name="P31" style:family="paragraph" style:parent-style-name="Standard">
      <style:text-properties style:text-line-through-style="none" style:text-line-through-type="none" style:font-name="Arial" fo:language="en" fo:country="US" officeooo:rsid="0029e2e4" officeooo:paragraph-rsid="0029e2e4"/>
    </style:style>
    <style:style style:name="P32" style:family="paragraph" style:parent-style-name="Standard">
      <style:text-properties style:text-line-through-style="none" style:text-line-through-type="none" style:font-name="Arial" fo:language="en" fo:country="US" officeooo:rsid="0029e2e4" officeooo:paragraph-rsid="00462c14"/>
    </style:style>
    <style:style style:name="P33" style:family="paragraph" style:parent-style-name="Standard">
      <style:text-properties style:text-line-through-style="none" style:text-line-through-type="none" style:font-name="Arial" fo:language="en" fo:country="US" officeooo:rsid="0029e2e4" officeooo:paragraph-rsid="003407ee"/>
    </style:style>
    <style:style style:name="P34" style:family="paragraph" style:parent-style-name="Standard">
      <style:text-properties style:text-line-through-style="none" style:text-line-through-type="none" style:font-name="Arial" fo:language="en" fo:country="US" officeooo:rsid="00462c14" officeooo:paragraph-rsid="00462c14"/>
    </style:style>
    <style:style style:name="P35" style:family="paragraph" style:parent-style-name="Standard">
      <style:text-properties style:text-line-through-style="none" style:text-line-through-type="none" style:font-name="Arial" fo:language="en" fo:country="US" officeooo:rsid="004718e4" officeooo:paragraph-rsid="004718e4"/>
    </style:style>
    <style:style style:name="P36" style:family="paragraph" style:parent-style-name="Standard">
      <style:text-properties style:text-line-through-style="none" style:text-line-through-type="none" style:font-name="Arial" fo:language="en" fo:country="US" officeooo:rsid="002b2e9a" officeooo:paragraph-rsid="002b2e9a"/>
    </style:style>
    <style:style style:name="P37" style:family="paragraph" style:parent-style-name="Standard">
      <style:text-properties style:text-line-through-style="none" style:text-line-through-type="none" style:font-name="Arial" fo:language="en" fo:country="US" officeooo:rsid="002b6f5d" officeooo:paragraph-rsid="002b6f5d"/>
    </style:style>
    <style:style style:name="P38" style:family="paragraph" style:parent-style-name="Standard">
      <style:text-properties style:text-line-through-style="none" style:text-line-through-type="none" style:font-name="Arial" fo:language="en" fo:country="US" officeooo:rsid="003407ee" officeooo:paragraph-rsid="003407ee"/>
    </style:style>
    <style:style style:name="P39" style:family="paragraph" style:parent-style-name="Standard">
      <style:paragraph-properties fo:text-align="center" style:justify-single-word="false"/>
      <style:text-properties style:font-name="Arial" fo:font-size="18pt" fo:language="en" fo:country="US" fo:font-weight="bold" officeooo:rsid="001b36a1" officeooo:paragraph-rsid="001b36a1" style:font-size-asian="18pt" style:font-weight-asian="bold" style:font-size-complex="18pt" style:font-weight-complex="bold"/>
    </style:style>
    <style:style style:name="P40" style:family="paragraph" style:parent-style-name="Standard">
      <style:paragraph-properties fo:text-align="center" style:justify-single-word="false"/>
      <style:text-properties style:font-name="Arial" fo:language="en" fo:country="US" fo:font-weight="bold" officeooo:rsid="001b36a1" officeooo:paragraph-rsid="001b36a1" style:font-weight-asian="bold" style:font-weight-complex="bold"/>
    </style:style>
    <style:style style:name="P41" style:family="paragraph" style:parent-style-name="Standard">
      <style:text-properties style:font-name="Arial" fo:language="en" fo:country="US" fo:font-weight="bold" officeooo:rsid="001bcd4b" officeooo:paragraph-rsid="001bcd4b" style:font-weight-asian="bold" style:font-weight-complex="bold"/>
    </style:style>
    <style:style style:name="P42" style:family="paragraph" style:parent-style-name="Standard">
      <style:text-properties style:font-name="Arial" fo:language="en" fo:country="US" fo:font-weight="bold" officeooo:rsid="002619e1" officeooo:paragraph-rsid="002619e1" style:font-weight-asian="bold" style:font-weight-complex="bold"/>
    </style:style>
    <style:style style:name="P43" style:family="paragraph" style:parent-style-name="Standard">
      <style:text-properties style:font-name="Arial" fo:language="en" fo:country="US" officeooo:rsid="001bcd4b" officeooo:paragraph-rsid="001b36a1"/>
    </style:style>
    <style:style style:name="P44" style:family="paragraph" style:parent-style-name="Standard">
      <style:text-properties style:font-name="Arial" fo:language="en" fo:country="US" officeooo:rsid="001bcd4b" officeooo:paragraph-rsid="001bcd4b"/>
    </style:style>
    <style:style style:name="P45" style:family="paragraph" style:parent-style-name="Standard">
      <style:text-properties style:font-name="Arial" fo:language="en" fo:country="US" officeooo:rsid="002619e1" officeooo:paragraph-rsid="002619e1"/>
    </style:style>
    <style:style style:name="P46" style:family="paragraph" style:parent-style-name="Standard">
      <style:text-properties style:font-name="Arial" fo:language="en" fo:country="US" officeooo:rsid="002c40ef" officeooo:paragraph-rsid="002c40ef"/>
    </style:style>
    <style:style style:name="P47" style:family="paragraph" style:parent-style-name="Standard">
      <style:text-properties style:font-name="Arial" fo:language="en" fo:country="US" officeooo:rsid="001e5501" officeooo:paragraph-rsid="001e5501"/>
    </style:style>
    <style:style style:name="P48" style:family="paragraph" style:parent-style-name="Standard">
      <style:text-properties style:font-name="Arial" fo:language="en" fo:country="US" officeooo:rsid="003ae6e8" officeooo:paragraph-rsid="003ae6e8"/>
    </style:style>
    <style:style style:name="P49" style:family="paragraph" style:parent-style-name="Standard">
      <style:text-properties style:font-name="Arial" fo:language="en" fo:country="US" officeooo:rsid="002795c1" officeooo:paragraph-rsid="002795c1"/>
    </style:style>
    <style:style style:name="P50" style:family="paragraph" style:parent-style-name="Standard">
      <style:text-properties style:font-name="Arial" fo:language="en" fo:country="US" officeooo:rsid="001e7ca4" officeooo:paragraph-rsid="001e7ca4"/>
    </style:style>
    <style:style style:name="P51" style:family="paragraph" style:parent-style-name="Standard">
      <style:text-properties style:font-name="Arial" fo:language="en" fo:country="US" officeooo:rsid="0020636f" officeooo:paragraph-rsid="003407ee"/>
    </style:style>
    <style:style style:name="P52" style:family="paragraph" style:parent-style-name="Standard">
      <style:paragraph-properties fo:text-align="center" style:justify-single-word="false" fo:break-before="page"/>
      <style:text-properties style:text-line-through-style="none" style:text-line-through-type="none" style:font-name="Arial" fo:font-size="20pt" fo:language="en" fo:country="US" fo:font-weight="bold" officeooo:rsid="0047c983" officeooo:paragraph-rsid="0047c983" style:font-size-asian="20pt" style:font-weight-asian="bold" style:font-size-complex="20pt" style:font-weight-complex="bold"/>
    </style:style>
    <style:style style:name="P53" style:family="paragraph" style:parent-style-name="Standard">
      <style:paragraph-properties fo:break-before="page"/>
      <style:text-properties style:text-line-through-style="none" style:text-line-through-type="none" style:font-name="Arial" fo:language="en" fo:country="US" officeooo:rsid="001e5501" officeooo:paragraph-rsid="001e5501"/>
    </style:style>
    <style:style style:name="P54" style:family="paragraph" style:parent-style-name="Standard">
      <style:paragraph-properties fo:break-before="page"/>
      <style:text-properties style:text-line-through-style="none" style:text-line-through-type="none" style:font-name="Arial" fo:language="en" fo:country="US" officeooo:rsid="001e6c07" officeooo:paragraph-rsid="001e6c07"/>
    </style:style>
    <style:style style:name="P55" style:family="paragraph" style:parent-style-name="Standard">
      <style:paragraph-properties fo:break-before="page"/>
      <style:text-properties style:text-line-through-style="none" style:text-line-through-type="none" style:font-name="Arial" fo:language="en" fo:country="US" officeooo:rsid="001f59bd" officeooo:paragraph-rsid="001f59bd"/>
    </style:style>
    <style:style style:name="P56" style:family="paragraph" style:parent-style-name="Standard">
      <style:paragraph-properties fo:break-before="page"/>
      <style:text-properties style:text-line-through-style="none" style:text-line-through-type="none" style:font-name="Arial" fo:language="en" fo:country="US" officeooo:rsid="0020636f" officeooo:paragraph-rsid="0020636f"/>
    </style:style>
    <style:style style:name="P57" style:family="paragraph" style:parent-style-name="Standard">
      <style:paragraph-properties fo:break-before="page"/>
      <style:text-properties style:text-line-through-style="none" style:text-line-through-type="none" style:font-name="Arial" fo:language="en" fo:country="US" officeooo:rsid="0029e2e4" officeooo:paragraph-rsid="0029e2e4"/>
    </style:style>
    <style:style style:name="P58" style:family="paragraph" style:parent-style-name="Standard">
      <style:paragraph-properties fo:break-before="page"/>
      <style:text-properties style:text-line-through-style="none" style:text-line-through-type="none" style:font-name="Arial" fo:font-size="18pt" fo:language="en" fo:country="US" fo:font-weight="bold" officeooo:rsid="002b2e9a" officeooo:paragraph-rsid="002b2e9a" style:font-size-asian="18pt" style:font-weight-asian="bold" style:font-size-complex="18pt" style:font-weight-complex="bold"/>
    </style:style>
    <style:style style:name="P59" style:family="paragraph" style:parent-style-name="Standard">
      <style:paragraph-properties fo:break-before="page"/>
      <style:text-properties style:font-name="Arial" fo:language="en" fo:country="US" officeooo:rsid="001e5501" officeooo:paragraph-rsid="001e5501"/>
    </style:style>
    <style:style style:name="P60" style:family="paragraph" style:parent-style-name="Standard">
      <style:paragraph-properties fo:break-before="page"/>
      <style:text-properties style:font-name="Arial" fo:language="en" fo:country="US" officeooo:rsid="001e7ca4" officeooo:paragraph-rsid="001e7ca4"/>
    </style:style>
    <style:style style:name="P61" style:family="paragraph" style:parent-style-name="Standard">
      <style:text-properties style:text-line-through-style="none" style:text-line-through-type="none" style:font-name="Arial" fo:language="en" fo:country="US" officeooo:rsid="004c2877" officeooo:paragraph-rsid="004c2877"/>
    </style:style>
    <style:style style:name="P62" style:family="paragraph" style:parent-style-name="Standard">
      <style:text-properties style:text-line-through-style="none" style:text-line-through-type="none" style:font-name="Arial" fo:language="en" fo:country="US" officeooo:rsid="004dc40e" officeooo:paragraph-rsid="004dc40e"/>
    </style:style>
    <style:style style:name="P63" style:family="paragraph" style:parent-style-name="Standard">
      <style:text-properties style:text-line-through-style="none" style:text-line-through-type="none" style:font-name="Arial" fo:language="en" fo:country="US" officeooo:rsid="0029e2e4" officeooo:paragraph-rsid="0029e2e4"/>
    </style:style>
    <style:style style:name="P64" style:family="paragraph" style:parent-style-name="Standard">
      <style:text-properties style:text-line-through-style="none" style:text-line-through-type="none" style:font-name="Arial" fo:language="en" fo:country="US" officeooo:rsid="0029e2e4" officeooo:paragraph-rsid="003407ee"/>
    </style:style>
    <style:style style:name="P65" style:family="paragraph" style:parent-style-name="Standard">
      <style:text-properties style:text-line-through-style="none" style:text-line-through-type="none" style:text-position="0% 100%" style:font-name="Arial" fo:language="en" fo:country="US" officeooo:rsid="003772ba" officeooo:paragraph-rsid="003772ba"/>
    </style:style>
    <style:style style:name="P66" style:family="paragraph" style:parent-style-name="Standard">
      <style:text-properties style:text-line-through-style="none" style:text-line-through-type="none" style:text-position="0% 100%" style:font-name="Arial" fo:language="en" fo:country="US" officeooo:rsid="004c2877" officeooo:paragraph-rsid="004c2877"/>
    </style:style>
    <style:style style:name="P67" style:family="paragraph" style:parent-style-name="Standard">
      <style:text-properties style:text-line-through-style="none" style:text-line-through-type="none" style:text-position="0% 100%" style:font-name="Arial" fo:language="en" fo:country="US" officeooo:rsid="004c2877" officeooo:paragraph-rsid="004dc40e"/>
    </style:style>
    <style:style style:name="P68" style:family="paragraph" style:parent-style-name="Standard">
      <style:text-properties style:text-line-through-style="none" style:text-line-through-type="none" style:text-position="0% 100%" style:font-name="Arial" fo:language="en" fo:country="US" officeooo:rsid="004dc40e" officeooo:paragraph-rsid="004dc40e"/>
    </style:style>
    <style:style style:name="P69" style:family="paragraph">
      <loext:graphic-properties draw:fill="gradient" draw:fill-gradient-name="Tango_20_Green" draw:gradient-step-count="0" draw:opacity="0%"/>
    </style:style>
    <style:style style:name="P70" style:family="paragraph">
      <style:paragraph-properties fo:text-align="center"/>
    </style:style>
    <style:style style:name="P71" style:family="paragraph">
      <loext:graphic-properties draw:fill="none" draw:opacity="0%"/>
      <style:paragraph-properties fo:text-align="center"/>
    </style:style>
    <style:style style:name="P72" style:family="paragraph">
      <loext:graphic-properties draw:fill="solid" draw:fill-color="#729fcf" draw:opacity="0%"/>
    </style:style>
    <style:style style:name="P73" style:family="paragraph">
      <loext:graphic-properties draw:fill="solid" draw:fill-color="#ffffff" draw:opacity="0%"/>
    </style:style>
    <style:style style:name="P74" style:family="paragraph">
      <loext:graphic-properties draw:fill="gradient" draw:fill-gradient-name="Tango_20_Green" draw:gradient-step-count="0" draw:opacity="0%"/>
      <style:text-properties fo:font-size="12pt"/>
    </style:style>
    <style:style style:name="T1" style:family="text">
      <style:text-properties officeooo:rsid="001bcd4b"/>
    </style:style>
    <style:style style:name="T2" style:family="text">
      <style:text-properties officeooo:rsid="001dc8f6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style:text-line-through-style="none" style:text-line-through-type="none" officeooo:rsid="00218de2"/>
    </style:style>
    <style:style style:name="T6" style:family="text">
      <style:text-properties style:text-line-through-style="none" style:text-line-through-type="none" officeooo:rsid="0026f178"/>
    </style:style>
    <style:style style:name="T7" style:family="text">
      <style:text-properties style:text-line-through-style="none" style:text-line-through-type="none" officeooo:rsid="002795c1"/>
    </style:style>
    <style:style style:name="T8" style:family="text">
      <style:text-properties style:text-line-through-style="none" style:text-line-through-type="none" officeooo:rsid="0028dd9a"/>
    </style:style>
    <style:style style:name="T9" style:family="text">
      <style:text-properties style:text-line-through-style="none" style:text-line-through-type="none" officeooo:rsid="0029d876"/>
    </style:style>
    <style:style style:name="T10" style:family="text">
      <style:text-properties style:text-line-through-style="none" style:text-line-through-type="none" officeooo:rsid="002b7ba1"/>
    </style:style>
    <style:style style:name="T11" style:family="text">
      <style:text-properties style:text-line-through-style="none" style:text-line-through-type="none" officeooo:rsid="002fa38c"/>
    </style:style>
    <style:style style:name="T12" style:family="text">
      <style:text-properties style:text-line-through-style="none" style:text-line-through-type="none" officeooo:rsid="003407ee"/>
    </style:style>
    <style:style style:name="T13" style:family="text">
      <style:text-properties fo:color="#000000" style:text-line-through-style="none" style:text-line-through-type="none"/>
    </style:style>
    <style:style style:name="T14" style:family="text">
      <style:text-properties fo:color="#000000" style:text-line-through-style="solid" style:text-line-through-type="single" style:text-line-through-text="X" officeooo:rsid="0039fb19" style:font-size-asian="10.5pt" loext:shadow="none"/>
    </style:style>
    <style:style style:name="T15" style:family="text">
      <style:text-properties officeooo:rsid="002619e1"/>
    </style:style>
    <style:style style:name="T16" style:family="text">
      <style:text-properties officeooo:rsid="0029e2e4"/>
    </style:style>
    <style:style style:name="T17" style:family="text">
      <style:text-properties style:text-position="super 58%"/>
    </style:style>
    <style:style style:name="T18" style:family="text">
      <style:text-properties style:text-position="super 58%" fo:font-weight="bold" style:font-weight-asian="bold" style:font-weight-complex="bold"/>
    </style:style>
    <style:style style:name="T19" style:family="text">
      <style:text-properties style:text-position="super 58%" fo:font-weight="bold" officeooo:rsid="00445273" style:font-weight-asian="bold" style:font-weight-complex="bold"/>
    </style:style>
    <style:style style:name="T20" style:family="text">
      <style:text-properties style:text-position="super 58%" fo:font-size="16pt" style:text-underline-style="solid" style:text-underline-width="bold" style:text-underline-color="font-color" fo:font-weight="bold" officeooo:rsid="003772ba" style:font-size-asian="16pt" style:font-weight-asian="bold" style:font-size-complex="16pt" style:font-weight-complex="bold"/>
    </style:style>
    <style:style style:name="T21" style:family="text">
      <style:text-properties style:text-position="super 58%" fo:font-size="16pt" style:text-underline-style="solid" style:text-underline-width="bold" style:text-underline-color="font-color" fo:font-weight="bold" officeooo:rsid="004a9ab5" style:font-size-asian="16pt" style:font-weight-asian="bold" style:font-size-complex="16pt" style:font-weight-complex="bold"/>
    </style:style>
    <style:style style:name="T22" style:family="text">
      <style:text-properties style:text-position="super 58%" fo:font-size="16pt" fo:font-weight="bold" style:font-size-asian="16pt" style:font-weight-asian="bold" style:font-size-complex="16pt" style:font-weight-complex="bold"/>
    </style:style>
    <style:style style:name="T23" style:family="text">
      <style:text-properties style:text-position="super 58%" fo:font-size="16pt" fo:font-weight="bold" officeooo:rsid="004a9ab5" style:font-size-asian="16pt" style:font-weight-asian="bold" style:font-size-complex="16pt" style:font-weight-complex="bold"/>
    </style:style>
    <style:style style:name="T24" style:family="text">
      <style:text-properties style:text-position="super 58%" fo:font-size="16pt" style:text-underline-style="solid" style:text-underline-width="auto" style:text-underline-color="font-color" fo:font-weight="bold" officeooo:rsid="004289e3" style:font-size-asian="16pt" style:font-weight-asian="bold" style:font-size-complex="16pt" style:font-weight-complex="bold"/>
    </style:style>
    <style:style style:name="T25" style:family="text">
      <style:text-properties style:text-position="super 58%" fo:font-size="15pt" fo:font-weight="bold" style:font-size-asian="15pt" style:font-weight-asian="bold" style:font-size-complex="15pt" style:font-weight-complex="bold"/>
    </style:style>
    <style:style style:name="T26" style:family="text">
      <style:text-properties style:text-position="super 58%" officeooo:rsid="0029e2e4"/>
    </style:style>
    <style:style style:name="T27" style:family="text">
      <style:text-properties style:text-position="super 58%" officeooo:rsid="00462c14"/>
    </style:style>
    <style:style style:name="T28" style:family="text">
      <style:text-properties style:text-position="super 58%" style:font-size-asian="10.5pt"/>
    </style:style>
    <style:style style:name="T29" style:family="text">
      <style:text-properties style:text-position="super 58%" officeooo:rsid="004c2877" style:font-size-asian="10.5pt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445273" style:font-weight-asian="bold" style:font-weight-complex="bold"/>
    </style:style>
    <style:style style:name="T32" style:family="text">
      <style:text-properties officeooo:rsid="002b2e9a"/>
    </style:style>
    <style:style style:name="T33" style:family="text">
      <style:text-properties officeooo:rsid="002b6f5d"/>
    </style:style>
    <style:style style:name="T34" style:family="text">
      <style:text-properties officeooo:rsid="002b7ba1"/>
    </style:style>
    <style:style style:name="T35" style:family="text">
      <style:text-properties officeooo:rsid="002dad35"/>
    </style:style>
    <style:style style:name="T36" style:family="text">
      <style:text-properties officeooo:rsid="002fa38c"/>
    </style:style>
    <style:style style:name="T37" style:family="text">
      <style:text-properties fo:font-size="15pt" fo:font-weight="bold" style:font-size-asian="15pt" style:font-weight-asian="bold" style:font-size-complex="15pt" style:font-weight-complex="bold"/>
    </style:style>
    <style:style style:name="T38" style:family="text">
      <style:text-properties fo:font-size="15pt" fo:font-weight="bold" officeooo:rsid="002b2e9a" style:font-size-asian="15pt" style:font-weight-asian="bold" style:font-size-complex="15pt" style:font-weight-complex="bold"/>
    </style:style>
    <style:style style:name="T39" style:family="text">
      <style:text-properties fo:font-size="15pt" fo:font-weight="bold" officeooo:rsid="0049e93b" style:font-size-asian="15pt" style:font-weight-asian="bold" style:font-size-complex="15pt" style:font-weight-complex="bold"/>
    </style:style>
    <style:style style:name="T40" style:family="text">
      <style:text-properties officeooo:rsid="003407ee"/>
    </style:style>
    <style:style style:name="T41" style:family="text">
      <style:text-properties fo:color="#ed1c24" officeooo:rsid="00367e11"/>
    </style:style>
    <style:style style:name="T42" style:family="text">
      <style:text-properties style:text-underline-style="solid" style:text-underline-width="bold" style:text-underline-color="font-color"/>
    </style:style>
    <style:style style:name="T43" style:family="text">
      <style:text-properties style:text-underline-style="solid" style:text-underline-width="bold" style:text-underline-color="font-color" officeooo:rsid="003772ba"/>
    </style:style>
    <style:style style:name="T44" style:family="text">
      <style:text-properties officeooo:rsid="00392d91"/>
    </style:style>
    <style:style style:name="T45" style:family="text">
      <style:text-properties style:text-position="0% 100%"/>
    </style:style>
    <style:style style:name="T46" style:family="text">
      <style:text-properties style:text-position="0% 100%" officeooo:rsid="00392d91"/>
    </style:style>
    <style:style style:name="T47" style:family="text">
      <style:text-properties style:text-position="0% 100%" fo:font-size="16pt" fo:font-weight="bold" style:font-size-asian="16pt" style:font-weight-asian="bold" style:font-size-complex="16pt" style:font-weight-complex="bold"/>
    </style:style>
    <style:style style:name="T48" style:family="text">
      <style:text-properties style:text-position="0% 100%" fo:font-size="16pt" style:text-underline-style="solid" style:text-underline-width="auto" style:text-underline-color="font-color" fo:font-weight="bold" officeooo:rsid="004289e3" style:font-size-asian="16pt" style:font-weight-asian="bold" style:font-size-complex="16pt" style:font-weight-complex="bold"/>
    </style:style>
    <style:style style:name="T49" style:family="text">
      <style:text-properties style:text-position="0% 100%" officeooo:rsid="004a9ab5"/>
    </style:style>
    <style:style style:name="T50" style:family="text">
      <style:text-properties fo:font-size="16pt" style:text-underline-style="solid" style:text-underline-width="bold" style:text-underline-color="font-color" fo:font-weight="bold" officeooo:rsid="003772ba" style:font-size-asian="16pt" style:font-weight-asian="bold" style:font-size-complex="16pt" style:font-weight-complex="bold"/>
    </style:style>
    <style:style style:name="T51" style:family="text">
      <style:text-properties fo:font-size="16pt" style:text-underline-style="solid" style:text-underline-width="bold" style:text-underline-color="font-color" style:font-size-asian="16pt" style:font-size-complex="16pt"/>
    </style:style>
    <style:style style:name="T52" style:family="text">
      <style:text-properties fo:font-size="16pt" style:text-underline-style="solid" style:text-underline-width="bold" style:text-underline-color="font-color" officeooo:rsid="003772ba" style:font-size-asian="16pt" style:font-size-complex="16pt"/>
    </style:style>
    <style:style style:name="T53" style:family="text">
      <style:text-properties fo:font-size="16pt" fo:font-weight="bold" style:font-size-asian="16pt" style:font-weight-asian="bold" style:font-size-complex="16pt" style:font-weight-complex="bold"/>
    </style:style>
    <style:style style:name="T54" style:family="text">
      <style:text-properties fo:font-size="16pt" fo:font-weight="bold" officeooo:rsid="004bf819" style:font-size-asian="16pt" style:font-weight-asian="bold" style:font-size-complex="16pt" style:font-weight-complex="bold"/>
    </style:style>
    <style:style style:name="T55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56" style:family="text">
      <style:text-properties fo:font-size="16pt" style:text-underline-style="solid" style:text-underline-width="auto" style:text-underline-color="font-color" fo:font-weight="bold" officeooo:rsid="004289e3" style:font-size-asian="16pt" style:font-weight-asian="bold" style:font-size-complex="16pt" style:font-weight-complex="bold"/>
    </style:style>
    <style:style style:name="T57" style:family="text">
      <style:text-properties officeooo:rsid="0039fb19"/>
    </style:style>
    <style:style style:name="T58" style:family="text">
      <style:text-properties style:text-line-through-style="solid" style:text-line-through-type="single" style:text-line-through-text="X" officeooo:rsid="0039fb19"/>
    </style:style>
    <style:style style:name="T59" style:family="text">
      <style:text-properties officeooo:rsid="003ae6e8"/>
    </style:style>
    <style:style style:name="T60" style:family="text">
      <style:text-properties officeooo:rsid="003e0d7e"/>
    </style:style>
    <style:style style:name="T61" style:family="text">
      <style:text-properties officeooo:rsid="00445273"/>
    </style:style>
    <style:style style:name="T62" style:family="text">
      <style:text-properties officeooo:rsid="00462c14"/>
    </style:style>
    <style:style style:name="T63" style:family="text">
      <style:text-properties officeooo:rsid="0047c983"/>
    </style:style>
    <style:style style:name="T64" style:family="text">
      <style:text-properties officeooo:rsid="00489cf5"/>
    </style:style>
    <style:style style:name="T65" style:family="text">
      <style:text-properties officeooo:rsid="0049e93b"/>
    </style:style>
    <style:style style:name="T66" style:family="text">
      <style:text-properties officeooo:rsid="004a69fd"/>
    </style:style>
    <style:style style:name="T67" style:family="text">
      <style:text-properties officeooo:rsid="004bf819"/>
    </style:style>
    <style:style style:name="T68" style:family="text">
      <style:text-properties officeooo:rsid="004c2877"/>
    </style:style>
    <style:style style:name="T69" style:family="text">
      <style:text-properties officeooo:rsid="004dc40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vg:stroke-width="0.03cm" svg:stroke-color="#000000" draw:marker-start-width="0.434cm" draw:marker-end-width="0.434cm" draw:fill="gradient" draw:fill-gradient-name="Tango_20_Green" draw:gradient-step-count="0" draw:opacity="0%" draw:textarea-horizontal-align="justify" draw:textarea-vertical-align="middle" draw:auto-grow-height="false" fo:min-height="0.512cm" fo:min-width="6.756cm" fo:padding-top="0.014cm" fo:padding-bottom="0.014cm" fo:padding-left="0.014cm" fo:padding-right="0.014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3cm" svg:stroke-color="#000000" draw:marker-start-width="0.434cm" draw:marker-end-width="0.434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3cm" svg:stroke-color="#000000" draw:marker-start-width="0.434cm" draw:marker-end-width="0.434cm" draw:fill="none" draw:opacity="0%" draw:textarea-horizontal-align="center" draw:textarea-vertical-align="middle" fo:padding-top="0.014cm" fo:padding-bottom="0.014cm" fo:padding-left="0.014cm" fo:padding-right="0.014cm" draw:shadow-opacity="0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3cm" svg:stroke-color="#000000" draw:marker-start-width="0.434cm" draw:marker-end-width="0.434cm" draw:fill="solid" draw:fill-color="#729fcf" draw:opacity="0%" draw:textarea-horizontal-align="justify" draw:textarea-vertical-align="middle" draw:auto-grow-height="false" fo:min-height="0.572cm" fo:min-width="7.362cm" fo:padding-top="0.014cm" fo:padding-bottom="0.014cm" fo:padding-left="0.014cm" fo:padding-right="0.014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="solid" draw:fill-color="#729fcf" draw:opacity="0%" draw:textarea-horizontal-align="justify" draw:textarea-vertical-align="middle" draw:auto-grow-height="false" fo:min-height="0.6cm" fo:min-width="7.391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ffffff" draw:opacity="0%" draw:textarea-horizontal-align="justify" draw:textarea-vertical-align="middle" draw:auto-grow-height="false" fo:min-height="0.564cm" fo:min-width="5.856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3cm" svg:stroke-color="#000000" draw:marker-start-width="0.434cm" draw:marker-end-width="0.434cm" draw:fill="gradient" draw:fill-gradient-name="Tango_20_Green" draw:gradient-step-count="0" draw:opacity="0%" draw:textarea-horizontal-align="justify" draw:textarea-vertical-align="middle" draw:auto-grow-height="false" fo:min-height="0.483cm" fo:min-width="7.759cm" fo:padding-top="0.014cm" fo:padding-bottom="0.014cm" fo:padding-left="0.014cm" fo:padding-right="0.014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3cm" svg:stroke-color="#000000" draw:marker-start-width="0.434cm" draw:marker-end-width="0.434cm" draw:fill="gradient" draw:fill-gradient-name="Tango_20_Green" draw:gradient-step-count="0" draw:opacity="0%" draw:textarea-horizontal-align="justify" draw:textarea-vertical-align="middle" draw:auto-grow-height="false" fo:min-height="0.57cm" fo:min-width="10.299cm" fo:padding-top="0.014cm" fo:padding-bottom="0.014cm" fo:padding-left="0.014cm" fo:padding-right="0.014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3cm" svg:stroke-color="#000000" draw:marker-start-width="0.434cm" draw:marker-end-width="0.434cm" draw:fill="gradient" draw:fill-gradient-name="Tango_20_Green" draw:gradient-step-count="0" draw:opacity="0%" draw:textarea-horizontal-align="justify" draw:textarea-vertical-align="middle" draw:auto-grow-height="false" fo:min-height="0.57cm" fo:min-width="10.317cm" fo:padding-top="0.014cm" fo:padding-bottom="0.014cm" fo:padding-left="0.014cm" fo:padding-right="0.014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03cm" svg:stroke-color="#000000" draw:marker-start-width="0.434cm" draw:marker-end-width="0.434cm" draw:fill="solid" draw:fill-color="#ffffff" draw:opacity="0%" draw:textarea-horizontal-align="justify" draw:textarea-vertical-align="middle" draw:auto-grow-height="false" fo:min-height="1.817cm" fo:min-width="4.357cm" fo:padding-top="0.014cm" fo:padding-bottom="0.014cm" fo:padding-left="0.014cm" fo:padding-right="0.014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03cm" svg:stroke-color="#000000" draw:marker-start-width="0.434cm" draw:marker-end-width="0.434cm" draw:fill="solid" draw:fill-color="#729fcf" draw:opacity="0%" draw:textarea-horizontal-align="justify" draw:textarea-vertical-align="middle" draw:auto-grow-height="false" fo:min-height="2.563cm" fo:min-width="9.922cm" fo:padding-top="0.014cm" fo:padding-bottom="0.014cm" fo:padding-left="0.014cm" fo:padding-right="0.014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CPSC 240 <text:s/><text:span text:style-name="T35">Final</text:span> Test Part 1 <text:span text:style-name="T41">Answers</text:span></text:p>
      <text:p text:style-name="P40">May 9, 2019 <text:s/><text:span text:style-name="T1">[Time limit: 2 hours]</text:span></text:p>
      <text:p text:style-name="P43"/>
      <text:p text:style-name="P43"/>
      <text:p text:style-name="P43"/>
      <text:p text:style-name="P41">Access to information</text:p>
      <text:p text:style-name="P44"/>
      <text:p text:style-name="P44">This is an open book and open note test. <text:s/>You may used any information printed or written on paper <text:span text:style-name="T15">that belongs to </text:span>you <text:span text:style-name="T15">personally</text:span>.</text:p>
      <text:p text:style-name="P44"/>
      <text:p text:style-name="P44">You can not use your neighbor’s documents. <text:s/><text:span text:style-name="T15">No </text:span>electronics.</text:p>
      <text:p text:style-name="P44"/>
      <text:p text:style-name="P44"/>
      <text:p text:style-name="P44"/>
      <text:p text:style-name="P44"/>
      <text:p text:style-name="P41">Break</text:p>
      <text:p text:style-name="P44"/>
      <text:p text:style-name="P44">Take a break before the test starts. <text:s/>After the test begins then there are no more breaks until the test copy <text:span text:style-name="T15">is</text:span> permanently submitted.</text:p>
      <text:p text:style-name="P44"/>
      <text:p text:style-name="P44"/>
      <text:p text:style-name="P44"/>
      <text:p text:style-name="P44"/>
      <text:p text:style-name="P41">The 20% rule</text:p>
      <text:p text:style-name="P44"/>
      <text:p text:style-name="P44">If you <text:span text:style-name="T2">are </text:span>sure that you do not know the answer to a question then write “20%” in the space for the answer. <text:s text:c="2"/><text:span text:style-name="T2">You will receive 20% of the points of that question. <text:s text:c="2"/>Reminder: <text:s/>20% is not a good score, but it is certainly better than 10% or 0%.</text:span></text:p>
      <text:p text:style-name="P44"/>
      <text:p text:style-name="P44"/>
      <text:p text:style-name="P44"/>
      <text:p text:style-name="P44"/>
      <text:p text:style-name="P42">Default assumptions</text:p>
      <text:p text:style-name="P45"/>
      <text:p text:style-name="P45">All questions assume a modern processor in the X86 family with 64-bit registers unless otherwise specified.</text:p>
      <text:p text:style-name="P45"/>
      <text:p text:style-name="P45"/>
      <text:p text:style-name="P45"/>
      <text:p text:style-name="P45"/>
      <text:p text:style-name="P46"/>
      <text:p text:style-name="P59">1. <text:s text:c="2"/>Subtract one 32-bit <text:span text:style-name="T57">integer</text:span> from another.</text:p>
      <text:p text:style-name="P47"/>
      <text:p text:style-name="P48">Answer: <text:s text:c="2"/><text:span text:style-name="T63">You know how to borrow one from your neighbor on the left, so let’s do it.</text:span></text:p>
      <text:p text:style-name="P47"/>
      <text:p text:style-name="P47"><text:tab/> <text:s text:c="2"/>B370 9C46</text:p>
      <text:p text:style-name="P47"><text:tab/>- <text:span text:style-name="T3">D9B8 CA6A</text:span></text:p>
      <text:p text:style-name="P47"/>
      <text:p text:style-name="P47"><text:tab/> <text:span text:style-name="T59">1A</text:span> <text:s text:c="2"/><text:span text:style-name="T59">12</text:span> <text:s text:c="2"/><text:span text:style-name="T59">6 </text:span><text:s text:c="2"/><text:span text:style-name="T59">10 19</text:span> <text:s/><text:span text:style-name="T57">B</text:span> <text:span text:style-name="T57">13 <text:s/>16</text:span></text:p>
      <text:p text:style-name="P47"><draw:custom-shape text:anchor-type="paragraph" draw:z-index="6" draw:name="Shape4" draw:style-name="gr6" draw:text-style-name="P73" svg:width="5.857cm" svg:height="0.565cm" svg:x="1.122cm" svg:y="0.427cm"><text:p/><draw:enhanced-geometry svg:viewBox="0 0 21600 21600" draw:type="rectangle" draw:enhanced-path="M 0 0 L 21600 0 21600 21600 0 21600 0 0 Z N"/></draw:custom-shape><text:tab/> <text:s text:c="2"/><text:span text:style-name="T57">B <text:s text:c="3"/></text:span><text:span text:style-name="T58">3</text:span><text:span text:style-name="T57"> <text:s text:c="2"/></text:span><text:span text:style-name="T58">7</text:span><text:span text:style-name="T57"> <text:s text:c="4"/></text:span><text:span text:style-name="T58">0</text:span><text:span text:style-name="T57"> <text:s text:c="2"/>9 <text:s text:c="2"/></text:span><text:span text:style-name="T58">C</text:span><text:span text:style-name="T57"> <text:s/></text:span><text:span text:style-name="T14">4 </text:span><text:span text:style-name="T57"><text:s text:c="3"/></text:span><text:span text:style-name="T58">6</text:span></text:p>
      <text:p text:style-name="P47"><text:tab/> <text:s text:c="2"/><text:span text:style-name="T57">D <text:s text:c="3"/>9 <text:s text:c="2"/>B <text:s text:c="3"/>7 <text:s text:c="2"/>D <text:s text:c="2"/>1 <text:s text:c="2"/>D <text:s text:c="2"/>C</text:span></text:p>
      <text:p text:style-name="P47"/>
      <text:p text:style-name="P47"/>
      <text:p text:style-name="P48">Numeric answer: <text:s text:c="2"/><text:span text:style-name="T37">D9B7D1DC</text:span>.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2. <text:s text:c="2"/>What is -<text:span text:style-name="T13">30495 in an 8-</text:span><text:span text:style-name="T4">digit Babbage machine?</text:span></text:p>
      <text:p text:style-name="P6"/>
      <text:p text:style-name="P7">Answer: <text:s/>First compute the complement and then add 1.</text:p>
      <text:p text:style-name="P7"/>
      <text:p text:style-name="P7">The complement is <text:span text:style-name="T65">999</text:span>69504. <text:s/>Add one and we have the answer: <text:s/><text:span text:style-name="T39">9996</text:span><text:span text:style-name="T37">9505</text:span>.</text:p>
      <text:p text:style-name="P6"/>
      <text:p text:style-name="P6"/>
      <text:p text:style-name="P6"/>
      <text:p text:style-name="P6"/>
      <text:p text:style-name="P6"/>
      <text:p text:style-name="P6"/>
      <text:p text:style-name="P53">3. <text:s/>Convert 87.4 to IEEE754.</text:p>
      <text:p text:style-name="P6"/>
      <text:p text:style-name="P8">Answer:</text:p>
      <text:p text:style-name="P8"/>
      <text:p text:style-name="P9">By elementary techniques we know that 87 = 1010111.</text:p>
      <text:p text:style-name="P9"/>
      <text:p text:style-name="P9">By repeated multiplication by 2 we know that 0.4 equals 0.0110 0110 0110 and repeating.</text:p>
      <text:p text:style-name="P9"/>
      <text:p text:style-name="P9">Now put the two parts together:</text:p>
      <text:p text:style-name="P9"/>
      <text:p text:style-name="P9">87.4 = 1010111.01100110011001100110 ….. x 2<text:span text:style-name="T17">0</text:span></text:p>
      <text:p text:style-name="P9"/>
      <text:p text:style-name="P9">= <text:s text:c="4"/>1.0101 1101 1001 1001 1001 1001 1001 <text:s text:c="5"/>x 2<text:span text:style-name="T17">6<text:tab/></text:span><text:tab/>[Spaces added for clarity]</text:p>
      <text:p text:style-name="P6"/>
      <text:p text:style-name="P9">Next get the stored exponent by adding 6 and 3FF, which equals 405.</text:p>
      <text:p text:style-name="P9"/>
      <text:p text:style-name="P9">Now the number above is ready to write in 754 format:</text:p>
      <text:p text:style-name="P9"/>
      <text:p text:style-name="P9"><text:span text:style-name="T37">0x4055 <text:s/>D999 <text:s/>9999 <text:s/>999A</text:span><text:tab/>Be sure to perform the necessary round up.</text:p>
      <text:p text:style-name="P6"/>
      <text:p text:style-name="P10"/>
      <text:p text:style-name="P54"><text:span text:style-name="T36">4</text:span>. <text:s/>Convert the number 0x0000 0448 0000 0000 to decimal floating point.</text:p>
      <text:p text:style-name="P11"/>
      <text:p text:style-name="P12">Answer: <text:s/><text:span text:style-name="T60">Clearly this is a subnormal number. <text:s/>Therefore, the rules of subnormal apply. <text:s/>That tells us the hidden bit is zero, and the base number is the true exponent. <text:s/>Let’s write all of that information numerically:</text:span></text:p>
      <text:p text:style-name="P12"/>
      <text:p text:style-name="P13">The number is <text:s/>0.0000 0000 0100 0100 1000 0000 0000 ….. 0000 x 2<text:span text:style-name="T17">-1022.</text:span></text:p>
      <text:p text:style-name="P13"/>
      <text:p text:style-name="P13">Now shift the point to the right 17 places to get a new expression for the same number:</text:p>
      <text:p text:style-name="P13"/>
      <text:p text:style-name="P13">10001001 <text:s/>x <text:s/>2<text:span text:style-name="T17">-1039</text:span> <text:s text:c="2"/>= <text:s text:c="3"/>137 x 2<text:span text:style-name="T17">-1039</text:span>.</text:p>
      <text:p text:style-name="P13"/>
      <text:p text:style-name="P13">This cannot be simplified further using only manual techniques. <text:s/>Therefore, the answer is</text:p>
      <text:p text:style-name="P13"/>
      <text:p text:style-name="P13"/>
      <text:p text:style-name="P13"><text:tab/><text:span text:style-name="T37">137 x 2</text:span><text:span text:style-name="T25">-1039</text:span></text:p>
      <text:p text:style-name="P11"/>
      <text:p text:style-name="P15"/>
      <text:p text:style-name="P16"/>
      <text:p text:style-name="P16"/>
      <text:p text:style-name="P16"/>
      <text:p text:style-name="P16"><text:span text:style-name="T36">5</text:span>. <text:s/>What is the decimal value of the integer 0x00C0 0000 0000 0000?</text:p>
      <text:p text:style-name="P16"/>
      <text:p text:style-name="P13">Answer: <text:s/>Look closely to see that the number has only two one-bits. <text:s/>The number looks like this: <text:s text:c="2"/>0000 0000 1100 0000 0000 0000 0000 0000 0000 0000 …. 0000</text:p>
      <text:p text:style-name="P16"/>
      <text:p text:style-name="P13">The two one bits appear in positions 55 and 54. <text:s/>Therefore, the whole number is </text:p>
      <text:p text:style-name="P13"/>
      <text:p text:style-name="P13">1(2<text:span text:style-name="T17">55</text:span>) + 1(2<text:span text:style-name="T17">54</text:span>) <text:s text:c="2"/>= <text:s text:c="2"/>2<text:span text:style-name="T17">55</text:span> <text:s/>+ <text:s/>2<text:span text:style-name="T17">54</text:span> <text:s text:c="2"/>= <text:s/>(2+1)2<text:span text:style-name="T17">54</text:span> <text:s text:c="2"/>= <text:s text:c="2"/>3 x 2<text:span text:style-name="T17">54</text:span>.</text:p>
      <text:p text:style-name="P13"/>
      <text:p text:style-name="P14">That last expression cannot be further simplified by human techniques, therefore, it is the final answer: <text:s text:c="3"/><text:span text:style-name="T37">3 x 2</text:span><text:span text:style-name="T25">54</text:span></text:p>
      <text:p text:style-name="P60"><text:span text:style-name="T11">6</text:span><text:span text:style-name="T4">. <text:s/></text:span><text:span text:style-name="T6">Programming. <text:s/>The situation is that </text:span><text:span text:style-name="T10">you have lots of data and not enough </text:span><text:span text:style-name="T6">GPRs. <text:s/>You study the registers and find that rdi is only using the least significant byte. <text:s/>The seven higher bytes are </text:span><text:span text:style-name="T10">filled with junk.</text:span></text:p>
      <text:p text:style-name="P17"/>
      <text:p text:style-name="P17"><draw:custom-shape text:anchor-type="paragraph" draw:z-index="0" draw:name="Shape1" draw:style-name="gr1" draw:text-style-name="P69" svg:width="6.756cm" svg:height="0.512cm" svg:x="2.33cm" svg:y="0.074cm"><text:p/><draw:enhanced-geometry svg:viewBox="0 0 21600 21600" draw:type="rectangle" draw:enhanced-path="M 0 0 L 21600 0 21600 21600 0 21600 0 0 Z N"/></draw:custom-shape><draw:line text:anchor-type="paragraph" draw:z-index="1" draw:name="Shape2" draw:style-name="gr2" draw:text-style-name="P70" svg:x1="6.934cm" svg:y1="0.074cm" svg:x2="6.934cm" svg:y2="0.586cm"><text:p/></draw:line><text:tab/>rdi <text:s/>= <text:s/>xxxxxxxxxxxxxx ……. x <text:s/>dddddddd</text:p>
      <text:p text:style-name="P16"/>
      <text:p text:style-name="P18">The x’s represent 7 bytes of junk. <text:s/>The d’s are 1 byte of important data.</text:p>
      <text:p text:style-name="P16"/>
      <text:p text:style-name="P19">You discover that rcx has one byte of available, but it is in the most significant position. <text:s/>In fact, rcx looks like this:</text:p>
      <text:p text:style-name="P19"/>
      <text:p text:style-name="P19"><draw:line text:anchor-type="paragraph" draw:z-index="2" draw:name="Shape2" draw:style-name="gr3" draw:text-style-name="P71" svg:x1="4.359cm" svg:y1="0.071cm" svg:x2="4.359cm" svg:y2="0.671cm"><text:p/></draw:line><draw:custom-shape text:anchor-type="paragraph" draw:z-index="4" draw:name="Shape3" draw:style-name="gr4" draw:text-style-name="P72" svg:width="7.391cm" svg:height="0.6cm" svg:x="2.418cm" svg:y="0.071cm"><text:p/><draw:enhanced-geometry svg:viewBox="0 0 21600 21600" draw:type="rectangle" draw:enhanced-path="M 0 0 L 21600 0 21600 21600 0 21600 0 0 Z N"/></draw:custom-shape><text:tab/>rcx <text:s/>= <text:s/>yyyyyyyy <text:s/>gggggggg……...gggggggg</text:p>
      <text:p text:style-name="P16"/>
      <text:p text:style-name="P19">The g’s represent good data, and the y’s represent available space</text:p>
      <text:p text:style-name="P16"/>
      <text:p text:style-name="P49"><text:span text:style-name="T4">Show program instructions that will copy the 1 byte of </text:span><text:span text:style-name="T8">important </text:span><text:span text:style-name="T4">data from rdi to rcx in positions #</text:span><text:span text:style-name="T9">63</text:span><text:span text:style-name="T4"> to #</text:span><text:span text:style-name="T9">56</text:span><text:span text:style-name="T4">. <text:s text:c="2"/></text:span><text:span text:style-name="T9">After that operation rcx will look like this:</text:span></text:p>
      <text:p text:style-name="P16"><draw:line text:anchor-type="paragraph" draw:z-index="3" draw:name="Shape2" draw:style-name="gr3" draw:text-style-name="P71" svg:x1="4.482cm" svg:y1="0.476cm" svg:x2="4.464cm" svg:y2="1.076cm"><text:p/></draw:line><draw:custom-shape text:anchor-type="paragraph" draw:z-index="5" draw:name="Shape3" draw:style-name="gr5" draw:text-style-name="P72" svg:width="7.391cm" svg:height="0.6cm" svg:x="2.383cm" svg:y="0.476cm"><text:p/><draw:enhanced-geometry svg:viewBox="0 0 21600 21600" draw:type="rectangle" draw:enhanced-path="M 0 0 L 21600 0 21600 21600 0 21600 0 0 Z N"/></draw:custom-shape></text:p>
      <text:p text:style-name="P50"><text:span text:style-name="T4"><text:tab/></text:span><text:span text:style-name="T7">rcx <text:s/>= <text:s/>dddddddd gggggggg…….gggggggg</text:span></text:p>
      <text:p text:style-name="P16"/>
      <text:p text:style-name="P20">The good data of rcx remains unchanged.</text:p>
      <text:p text:style-name="P16"/>
      <text:p text:style-name="P16"/>
      <text:p text:style-name="P21">Answer:</text:p>
      <text:p text:style-name="P21"><draw:custom-shape text:anchor-type="paragraph" draw:z-index="7" draw:name="Shape1" draw:style-name="gr7" draw:text-style-name="P69" svg:width="7.788cm" svg:height="0.512cm" svg:x="7.057cm" svg:y="0.455cm"><text:p/><draw:enhanced-geometry svg:viewBox="0 0 21600 21600" draw:type="rectangle" draw:enhanced-path="M 0 0 L 21600 0 21600 21600 0 21600 0 0 Z N"/></draw:custom-shape></text:p>
      <text:p text:style-name="P21">shl <text:s/>rdi, 56<text:tab/><text:tab/><text:tab/>;Now rdi = <text:s/>dddddddd 00000000000000000 …. 000</text:p>
      <text:p text:style-name="P21"><draw:custom-shape text:anchor-type="paragraph" draw:z-index="8" draw:name="Shape1" draw:style-name="gr7" draw:text-style-name="P69" svg:width="7.788cm" svg:height="0.512cm" svg:x="8.68cm" svg:y="0.469cm"><text:p/><draw:enhanced-geometry svg:viewBox="0 0 21600 21600" draw:type="rectangle" draw:enhanced-path="M 0 0 L 21600 0 21600 21600 0 21600 0 0 Z N"/></draw:custom-shape></text:p>
      <text:p text:style-name="P21">mov <text:s/>rax, 0x00FF FFFF FFFF FFFF<text:tab/>;rax = 00000000 111111111111111111 …. 11111</text:p>
      <text:p text:style-name="P21"/>
      <text:p text:style-name="P21"><draw:custom-shape text:anchor-type="paragraph" draw:z-index="9" draw:name="Shape1" draw:style-name="gr8" draw:text-style-name="P74" svg:width="10.328cm" svg:height="0.599cm" svg:x="6.14cm" svg:y="0.039cm"><text:p/><draw:enhanced-geometry svg:viewBox="0 0 21600 21600" draw:type="rectangle" draw:enhanced-path="M 0 0 L 21600 0 21600 21600 0 21600 0 0 Z N"/></draw:custom-shape>and rcx,rax<text:tab/><text:tab/><text:tab/>;rcx = 00000000 gggggggggggggggggggggg ….. gggggggg</text:p>
      <text:p text:style-name="P21"/>
      <text:p text:style-name="P21"><draw:custom-shape text:anchor-type="paragraph" draw:z-index="10" draw:name="Shape1" draw:style-name="gr9" draw:text-style-name="P74" svg:width="10.346cm" svg:height="0.599cm" svg:x="6.122cm" svg:y="0.007cm"><text:p/><draw:enhanced-geometry svg:viewBox="0 0 21600 21600" draw:type="rectangle" draw:enhanced-path="M 0 0 L 21600 0 21600 21600 0 21600 0 0 Z N"/></draw:custom-shape>or rcx, rdi<text:tab/><text:tab/><text:tab/>;rcx = dddddddd gggggggggggggggggggggg ….. gggggggg</text:p>
      <text:p text:style-name="P21"/>
      <text:p text:style-name="P21">The last rcx is exactly what we wanted. <text:s text:c="2"/>To summarize, the answer is 4 assembly instruction as follows:</text:p>
      <text:p text:style-name="P21"/>
      <text:p text:style-name="P2"><draw:custom-shape text:anchor-type="paragraph" draw:z-index="16" draw:name="Shape6" draw:style-name="gr11" draw:text-style-name="P72" svg:width="9.923cm" svg:height="2.564cm" svg:x="-0.069cm" svg:y="0.083cm"><text:p/><draw:enhanced-geometry svg:viewBox="0 0 21600 21600" draw:type="rectangle" draw:enhanced-path="M 0 0 L 21600 0 21600 21600 0 21600 0 0 Z N"/></draw:custom-shape>shl <text:s/>rd<text:span text:style-name="T66">i</text:span>, 56</text:p>
      <text:p text:style-name="P2">mov <text:s/>rax, 0x00FF FFFF FFFF FFFF</text:p>
      <text:p text:style-name="P2">and rcx, rax</text:p>
      <text:p text:style-name="P2">or <text:s/>rcx, rdi</text:p>
      <text:p text:style-name="P55"><text:span text:style-name="T36">7</text:span>. <text:s/>What is the smallest signed integer in a 64-bit machine?</text:p>
      <text:p text:style-name="P22"/>
      <text:p text:style-name="P22">The answer in decimal is <text:span text:style-name="T55"><text:s text:c="11"/>- </text:span><text:span text:style-name="T56">2</text:span><text:span text:style-name="T24">63</text:span><text:span text:style-name="T48"> <text:s text:c="26"/></text:span><text:span text:style-name="T55">.</text:span></text:p>
      <text:p text:style-name="P22"/>
      <text:p text:style-name="P22">The answer in twos complement hex is <text:span text:style-name="T55"><text:s text:c="7"/></text:span><text:span text:style-name="T56">0x8000 0000 0000 0000 <text:s text:c="7"/>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/>
      <text:p text:style-name="P23"/>
      <text:p text:style-name="P23"/>
      <text:p text:style-name="P23"/>
      <text:p text:style-name="P51"><text:span text:style-name="T12">8</text:span><text:span text:style-name="T4">. <text:s/>Think of a function </text:span><text:span text:style-name="T5">that is </text:span><text:span text:style-name="T4">part of a larger program. <text:s/>When that function executes it has it</text:span><text:span text:style-name="T5">s</text:span><text:span text:style-name="T4"> own activation record in memory. <text:s/></text:span><text:span text:style-name="T5">What is stored in the initial quadword of that activation record?</text:span></text:p>
      <text:p text:style-name="P24"/>
      <text:p text:style-name="P24"/>
      <text:p text:style-name="P24">Answer: <text:s/><text:span text:style-name="T42"><text:s text:c="25"/></text:span><text:span text:style-name="T50">rbp of the caller function</text:span><text:span text:style-name="T43"> <text:s text:c="42"/></text:span></text:p>
      <text:p text:style-name="P23"/>
      <text:p text:style-name="P61">Details: <text:s/>“push rbp” is the first instruction that executes in all asm programs. <text:s/>Why is it the first instruction? <text:s/>Because that statement is initiating a new activation record for the called function.</text:p>
      <text:p text:style-name="P61"/>
      <text:p text:style-name="P61">We say that rbp is the first qword in an AR.</text:p>
      <text:p text:style-name="P61"/>
      <text:p text:style-name="P61">Possible exception: <text:s/>the driver program is called by the loader module of the op system. <text:s/>The driver has its own AR. <text:s/>The first qword in that AR is all zeros.</text:p>
      <text:p text:style-name="P23"/>
      <text:p text:style-name="P23"/>
      <text:p text:style-name="P23"/>
      <text:p text:style-name="P56"><text:span text:style-name="T40">9</text:span>. <text:s/>How many floating point numbers are there between 1<text:span text:style-name="T16">8</text:span>.0 and 1<text:span text:style-name="T16">9</text:span>.0 in a 64-bit machine?</text:p>
      <text:p text:style-name="P23"/>
      <text:p text:style-name="P23"/>
      <text:p text:style-name="P23">The answer is <text:span text:style-name="T51"><text:s text:c="34"/></text:span><text:span text:style-name="T50">2</text:span><text:span text:style-name="T20">4</text:span><text:span text:style-name="T21">8</text:span><text:span text:style-name="T52"> <text:s text:c="35"/></text:span></text:p>
      <text:p text:style-name="P23"/>
      <text:p text:style-name="P26">Here is how to derive the answer.</text:p>
      <text:p text:style-name="P26"/>
      <text:p text:style-name="P26">19.0 = 1.00110000 … 0 <text:s/>x 2<text:span text:style-name="T17">4</text:span></text:p>
      <text:p text:style-name="P26">18.0 = 1.00100000 … 0 <text:s/>x 2<text:span text:style-name="T17">4</text:span></text:p>
      <text:p text:style-name="P23"/>
      <text:p text:style-name="P26">In order to fit a number A between those two the numbers then A must look like this.</text:p>
      <text:p text:style-name="P26"/>
      <text:p text:style-name="P26">19.0 = 1.00110000 … 0 <text:s/>x 2<text:span text:style-name="T17">4</text:span></text:p>
      <text:p text:style-name="P26"><text:s text:c="3"/>A <text:s/>= <text:s/>1.0010<text:span text:style-name="T44">aaaa</text:span> … <text:span text:style-name="T44">a</text:span> <text:s/>x 2<text:span text:style-name="T17">4</text:span><text:span text:style-name="T45"><text:tab/><text:tab/>//</text:span><text:span text:style-name="T46">There are 4</text:span><text:span text:style-name="T49">8</text:span><text:span text:style-name="T46"> a’s in this number.</text:span></text:p>
      <text:p text:style-name="P26">18.0 = 1.00100000 … 0 <text:s/>x 2<text:span text:style-name="T17">4</text:span></text:p>
      <text:p text:style-name="P1"/>
      <text:p text:style-name="P27"><text:span text:style-name="T45">Here, the lower case ‘a’ is either a zero or a one. <text:s/>The question is how many lower case a’s are there in the expression for the number A? <text:s/>The answer is the significand has 52 bits, but </text:span><text:span text:style-name="T49">4</text:span><text:span text:style-name="T45"> of them are predetermined as 0010. <text:s text:c="2"/>Therefore, the number of lower case a’s i</text:span><text:span text:style-name="T49">s</text:span><text:span text:style-name="T45"> 4</text:span><text:span text:style-name="T49">8</text:span><text:span text:style-name="T45">. <text:s/>The number of combinations of those a’s is </text:span><text:span text:style-name="T47">2</text:span><text:span text:style-name="T22">4</text:span><text:span text:style-name="T23">8</text:span><text:span text:style-name="T45">.</text:span></text:p>
      <text:p text:style-name="P1"/>
      <text:p text:style-name="P1"/>
      <text:p text:style-name="P1"/>
      <text:p text:style-name="P66">More precisely: <text:s/>Think of the two end points 18.0 and 19.0. <text:s/>They form the boundaries of an interval of numbers. <text:s/>Do we count the end points when answering question #9? <text:s/>Here is the answer to the counting problem:</text:p>
      <text:p text:style-name="P66"/>
      <text:p text:style-name="P66">If the two end points are excluded then the count is 2<text:span text:style-name="T28">48</text:span> – 1.</text:p>
      <text:p text:style-name="P67">If one of the end points is include<text:span text:style-name="T69">d</text:span> then the count is 2<text:span text:style-name="T28">48</text:span>.</text:p>
      <text:p text:style-name="P68">If both end points are included then the count is <text:span text:style-name="T68">2</text:span><text:span text:style-name="T29">48</text:span><text:span text:style-name="T68"> </text:span>+<text:span text:style-name="T68"> 1.</text:span></text:p>
      <text:p text:style-name="P68"/>
      <text:p text:style-name="P68"/>
      <text:p text:style-name="P57">1<text:span text:style-name="T36">0</text:span>. <text:s/>Convert <text:span text:style-name="T33">the </text:span>float number 0x410F <text:s/>FFFF <text:s/>FFFF <text:s/>0000 to decimal</text:p>
      <text:p text:style-name="P25"/>
      <text:p text:style-name="P28">Solution: <text:s/>First subtract the bias number from 410. <text:s/>The result is 410 – 3FF = 11(hex) = 17(decimal) = true exponent.</text:p>
      <text:p text:style-name="P28"/>
      <text:p text:style-name="P28">Now write the number in binary:</text:p>
      <text:p text:style-name="P28"/>
      <text:p text:style-name="P28">Number = 1.1111 1111 1111 1111 1111 1111 1111 1111 <text:s/>x 2<text:span text:style-name="T17">17</text:span></text:p>
      <text:p text:style-name="P28">(There are 9 groups of ones, which is 36 individual ones).</text:p>
      <text:p text:style-name="P25"/>
      <text:p text:style-name="P29">Continuing: <text:s/>Number = <draw:frame draw:style-name="fr1" draw:name="Object2" text:anchor-type="as-char" svg:y="-0.713cm" svg:width="1.494cm" svg:height="1.139cm" draw:z-index="11"><draw:object xlink:href="./Object 2" xlink:type="simple" xlink:show="embed" xlink:actuate="onLoad"/><draw:image xlink:href="./ObjectReplacements/Object 2" xlink:type="simple" xlink:show="embed" xlink:actuate="onLoad"/></draw:frame><text:s/><text:span text:style-name="T61">x <text:s/></text:span>2<text:span text:style-name="T17">17</text:span></text:p>
      <text:p text:style-name="P29"/>
      <text:p text:style-name="P29"><text:tab/><text:span text:style-name="T61">= <text:s/></text:span><text:span text:style-name="T61"><draw:frame draw:style-name="fr1" draw:name="Object3" text:anchor-type="as-char" svg:y="-1.376cm" svg:width="2cm" svg:height="2.284cm" draw:z-index="12"><draw:object xlink:href="./Object 3" xlink:type="simple" xlink:show="embed" xlink:actuate="onLoad"/><draw:image xlink:href="./ObjectReplacements/Object 3" xlink:type="simple" xlink:show="embed" xlink:actuate="onLoad"/></draw:frame></text:span><text:span text:style-name="T61"><text:s text:c="2"/>x <text:s/></text:span>2<text:span text:style-name="T17">17</text:span></text:p>
      <text:p text:style-name="P29"/>
      <text:p text:style-name="P29"><text:tab/><text:span text:style-name="T61">= <text:s/></text:span><draw:frame draw:style-name="fr1" draw:name="Object4" text:anchor-type="as-char" svg:y="-0.737cm" svg:width="2.185cm" svg:height="1.224cm" draw:z-index="13"><draw:object xlink:href="./Object 4" xlink:type="simple" xlink:show="embed" xlink:actuate="onLoad"/><draw:image xlink:href="./ObjectReplacements/Object 4" xlink:type="simple" xlink:show="embed" xlink:actuate="onLoad"/></draw:frame><text:span text:style-name="T61"><text:s text:c="2"/>x <text:s/></text:span>2<text:span text:style-name="T17">17</text:span></text:p>
      <text:p text:style-name="P29"><draw:custom-shape text:anchor-type="paragraph" draw:z-index="15" draw:name="Shape5" draw:style-name="gr10" draw:text-style-name="P73" svg:width="4.358cm" svg:height="1.818cm" svg:x="1.616cm" svg:y="0.312cm"><text:p/><draw:enhanced-geometry svg:viewBox="0 0 21600 21600" draw:type="rectangle" draw:enhanced-path="M 0 0 L 21600 0 21600 21600 0 21600 0 0 Z N"/></draw:custom-shape></text:p>
      <text:p text:style-name="P29"><text:tab/><text:span text:style-name="T61">= <text:s/></text:span><text:span text:style-name="T30"><draw:frame draw:style-name="fr1" draw:name="Object5" text:anchor-type="as-char" svg:y="-0.737cm" svg:width="1.946cm" svg:height="1.224cm" draw:z-index="1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31"><text:s text:c="2"/>x <text:s/></text:span><text:span text:style-name="T30">2</text:span><text:span text:style-name="T18">1</text:span><text:span text:style-name="T19">8</text:span></text:p>
      <text:p text:style-name="P29"/>
      <text:p text:style-name="P30">That last value is as far as we can proceed using human techniques. <text:s/>Therefore, that is the answer for us.</text:p>
      <text:p text:style-name="P29"/>
      <text:p text:style-name="P29"/>
      <text:p text:style-name="P29"/>
      <text:p text:style-name="P25"/>
      <text:p text:style-name="P25"/>
      <text:p text:style-name="P57">1<text:span text:style-name="T36">1.</text:span> <text:s/>Convert <text:s/>float number <text:s text:c="2"/>2<text:span text:style-name="T36">3</text:span> x 2<text:span text:style-name="T17">-1029</text:span> <text:s text:c="2"/>to IEEE754.</text:p>
      <text:p text:style-name="P31"/>
      <text:p text:style-name="P34">Solution: <text:s/>Because of the extreme true exponent it is probable that this number is subnormal. <text:s/>If that is true we apply the rules of subnormals, which are far simpler than the rules of normals.</text:p>
      <text:p text:style-name="P34"/>
      <text:p text:style-name="P34">First we use elementary methods to obtain 23 (decimal) = 1011<text:span text:style-name="T67">1</text:span> (binary). <text:s/>Therefore, our number is really this one: <text:s text:c="2"/>1011<text:span text:style-name="T67">1</text:span>.0 <text:span text:style-name="T16"><text:s/>x 2</text:span><text:span text:style-name="T26">-1029</text:span><text:span text:style-name="T16"> .</text:span></text:p>
      <text:p text:style-name="P34"/>
      <text:p text:style-name="P34">Next we shift the point 7 places to the left and we have a new expression for the same number, namely:</text:p>
      <text:p text:style-name="P34"/>
      <text:p text:style-name="P32">2<text:span text:style-name="T36">3</text:span> x 2<text:span text:style-name="T17">-1029</text:span> <text:s/><text:span text:style-name="T62">= <text:s/>0.0010 1110 0000 0000 …… </text:span><text:s/>x 2<text:span text:style-name="T17">-102</text:span><text:span text:style-name="T27">2</text:span> <text:s text:c="2"/>.</text:p>
      <text:p text:style-name="P31"/>
      <text:p text:style-name="P34">That last expression fits the requirements of subnormal numbers: the hidden bit is zero, and the true exponent is the base number. <text:s/>Therefore, we can proceed to write the number in full IEEEE754 notation:</text:p>
      <text:p text:style-name="P34"/>
      <text:p text:style-name="P34">Number = <text:span text:style-name="T53">0x0002 </text:span><text:span text:style-name="T54">E</text:span><text:span text:style-name="T53">000 0000 0000</text:span></text:p>
      <text:p text:style-name="P25"/>
      <text:p text:style-name="P34"><text:span text:style-name="T67">Now it </text:span>is all done.</text:p>
      <text:p text:style-name="P25"/>
      <text:p text:style-name="P25"/>
      <text:p text:style-name="P25"/>
      <text:p text:style-name="P25"/>
      <text:p text:style-name="P31">1<text:span text:style-name="T36">2</text:span>. <text:s/>Which are the <text:span text:style-name="T67">non-permanent </text:span>GPRs?</text:p>
      <text:p text:style-name="P31"/>
      <text:p text:style-name="P35">This question was on one of the quizzes, and this is an <text:span text:style-name="T53">open note test</text:span>. <text:s/>Therefore, we will get out a copy of that quiz. <text:s/>It says that the registers with permanence are these:</text:p>
      <text:p text:style-name="P35">rsp, rbp, r12, r13, r14, r15, r16, rbx.</text:p>
      <text:p text:style-name="P35"/>
      <text:p text:style-name="P35">Therefore, the answer to this question is the list of all register not in the list from the quiz.</text:p>
      <text:p text:style-name="P35"/>
      <text:p text:style-name="P35">Answer:<text:tab/><text:span text:style-name="T53">r8, r9, r10, r11</text:span></text:p>
      <text:p text:style-name="P35"><text:tab/><text:tab/><text:span text:style-name="T53">rdi, rsi, rdx, rcx</text:span></text:p>
      <text:p text:style-name="P35"><text:tab/><text:tab/><text:span text:style-name="T53">rax, rip, rflags</text:span></text:p>
      <text:p text:style-name="P31"/>
      <text:p text:style-name="P62">You could argue that rip has permanence and should not be on the list above.</text:p>
      <text:p text:style-name="P31"/>
      <text:p text:style-name="P31"/>
      <text:p text:style-name="P31"/>
      <text:p text:style-name="P31"/>
      <text:p text:style-name="P33">End of questions.</text:p>
      <text:p text:style-name="P33"/>
      <text:p text:style-name="P33"/>
      <text:p text:style-name="P33"><text:span text:style-name="T34">FYI</text:span>: there were <text:span text:style-name="T37">16</text:span> questions on the midterm, <text:span text:style-name="T32">and </text:span><text:span text:style-name="T38">12</text:span><text:span text:style-name="T32"> on this test.</text:span></text:p>
      <text:p text:style-name="P58"><text:tab/><text:tab/>Post Mortem</text:p>
      <text:p text:style-name="P36"/>
      <text:p text:style-name="P36"/>
      <text:p text:style-name="P37">I will guard these tests for the first 3 or 4 weeks of the Fall 2019 semester. <text:s/>You are welcome to pick up your copy of the test during that time.</text:p>
      <text:p text:style-name="P37"/>
      <text:p text:style-name="P37">The best way is to email me saying that you wish to pick up your test. <text:s/>I will reply saying that your test is in the Dept office: go there during business hours and retrieve it.</text:p>
      <text:p text:style-name="P31"/>
      <text:p text:style-name="P38">As usual an answer key will be posted for this test.</text:p>
      <text:p text:style-name="P31"/>
      <text:p text:style-name="P37"/>
      <text:p text:style-name="P37"/>
      <text:p text:style-name="P37"/>
      <text:p text:style-name="P37"/>
      <text:p text:style-name="P37"/>
      <text:p text:style-name="P37"/>
      <text:p text:style-name="P37"><text:span text:style-name="T40">Forever after m</text:span>ay you always remember your 5 months with X86 programming.</text:p>
      <text:p text:style-name="P37"/>
      <text:p text:style-name="P37">You may not use X86 again but you <text:span text:style-name="T34">will</text:span> remember that wonderful spring 2019 semester. <text:s/><text:span text:style-name="T34">You’ll never experience anything like it again.</text:span></text:p>
      <text:p text:style-name="P37"/>
      <text:p text:style-name="P37">Good-bye.</text:p>
      <text:p text:style-name="P31"/>
      <text:p text:style-name="P31"/>
      <text:p text:style-name="P37">F. <text:s text:c="2"/>Holliday</text:p>
      <text:p text:style-name="P37">holliday@fullerton.edu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Your name printed _______________________________________________________</text:p>
      <text:p text:style-name="P37"/>
      <text:p text:style-name="P37"/>
      <text:p text:style-name="P37"/>
      <text:p text:style-name="P37">Your signature ___________________________________________________________</text:p>
      <text:p text:style-name="P3">It is ok to sign the front cover page, that is optional.</text:p>
      <text:p text:style-name="P52">Challenge</text:p>
      <text:p text:style-name="P4"/>
      <text:p text:style-name="P4">To any student:</text:p>
      <text:p text:style-name="P4"/>
      <text:p text:style-name="P4">Find a factual error in any of the solutions given in this document. <text:s/>If you locate an error of fact then email me and you will receive points equal to the point-value of the question where you found the error.</text:p>
      <text:p text:style-name="P4"/>
      <text:p text:style-name="P4">I try very hard to produce correct answers. <text:s/>However, humans make errors. <text:s/>From time to time a student discovers an error in one of my solutions. <text:s/>Usually the error is mathematical in nature. <text:s/>So, it you find an error in any solution email me the facts and the point-value of that question will be added to your total.</text:p>
      <text:p text:style-name="P4"/>
      <text:p text:style-name="P4">This challenge expires <text:span text:style-name="T64">after</text:span> one-year, <text:span text:style-name="T64">that is, on May 9, 2020.</text:span></text:p>
      <text:p text:style-name="P4"/>
      <text:p text:style-name="P5">This challenge is only concerned with errors of scientific facts. <text:s/>Errors of spelling, grammar, and so on do not qualify for free poi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15:07:55.796845023</meta:creation-date>
    <dc:date>2019-05-21T14:59:38.545739943</dc:date>
    <meta:editing-duration>PT1H56M39S</meta:editing-duration>
    <meta:editing-cycles>29</meta:editing-cycles>
    <meta:generator>LibreOffice/6.0.7.3$Linux_X86_64 LibreOffice_project/00m0$Build-3</meta:generator>
    <meta:print-date>2019-05-09T07:01:23.227800321</meta:print-date>
    <meta:document-statistic meta:table-count="0" meta:image-count="0" meta:object-count="4" meta:page-count="11" meta:paragraph-count="131" meta:word-count="1717" meta:character-count="9608" meta:non-whitespace-character-count="7572"/>
  </office:meta>
</office:document-meta>
</file>

<file path=Object 2/content.xml><?xml version="1.0" encoding="utf-8"?>
<math xmlns="http://www.w3.org/1998/Math/MathML" display="block">
  <semantics>
    <mrow>
      <munderover>
        <mo stretchy="false">∑</mo>
        <mrow>
          <mi>k</mi>
          <mo stretchy="false">=</mo>
          <mn>0</mn>
        </mrow>
        <mn>36</mn>
      </munderover>
      <msup>
        <mrow>
          <mo fence="true" stretchy="false">(</mo>
          <mrow>
            <mfrac>
              <mn>1</mn>
              <mn>2</mn>
            </mfrac>
          </mrow>
          <mo fence="true" stretchy="false">)</mo>
        </mrow>
        <mi>k</mi>
      </msup>
    </mrow>
    <annotation encoding="StarMath 5.0">sum from { k=0} to 36 {(1 over 2)^k}</annotation>
  </semantics>
</math>
</file>

<file path=Object 3/content.xml><?xml version="1.0" encoding="utf-8"?>
<math xmlns="http://www.w3.org/1998/Math/MathML" display="block">
  <semantics>
    <mfrac>
      <mrow>
        <mo fence="true" stretchy="true">(</mo>
        <mrow>
          <mrow>
            <mn>1</mn>
            <mo stretchy="false">−</mo>
            <msup>
              <mrow>
                <mo fence="true" stretchy="true">(</mo>
                <mrow>
                  <mfrac>
                    <mn>1</mn>
                    <mn>2</mn>
                  </mfrac>
                </mrow>
                <mo fence="true" stretchy="true">)</mo>
              </mrow>
              <mn>37</mn>
            </msup>
          </mrow>
        </mrow>
        <mo fence="true" stretchy="true">)</mo>
      </mrow>
      <mfrac>
        <mn>1</mn>
        <mn>2</mn>
      </mfrac>
    </mfrac>
    <annotation encoding="StarMath 5.0">left( 1 - left(1 over 2 right)^37 right) over { 1 over 2 }</annotation>
  </semantics>
</math>
</file>

<file path=Object 4/content.xml><?xml version="1.0" encoding="utf-8"?>
<math xmlns="http://www.w3.org/1998/Math/MathML" display="block">
  <semantics>
    <mrow>
      <mn>2</mn>
      <mrow>
        <mo fence="true" stretchy="true">(</mo>
        <mrow>
          <mrow>
            <mn>1</mn>
            <mo stretchy="false">−</mo>
            <msup>
              <mrow>
                <mo fence="true" stretchy="true">(</mo>
                <mrow>
                  <mfrac>
                    <mn>1</mn>
                    <mn>2</mn>
                  </mfrac>
                </mrow>
                <mo fence="true" stretchy="true">)</mo>
              </mrow>
              <mn>37</mn>
            </msup>
          </mrow>
        </mrow>
        <mo fence="true" stretchy="true">)</mo>
      </mrow>
    </mrow>
    <annotation encoding="StarMath 5.0">2 left( 1 - left(1 over 2 right)^37 right)</annotation>
  </semantics>
</math>
</file>

<file path=Object 5/content.xml><?xml version="1.0" encoding="utf-8"?>
<math xmlns="http://www.w3.org/1998/Math/MathML" display="block">
  <semantics>
    <mrow>
      <mo fence="true" stretchy="true">(</mo>
      <mrow>
        <mrow>
          <mn>1</mn>
          <mo stretchy="false">−</mo>
          <msup>
            <mrow>
              <mo fence="true" stretchy="true">(</mo>
              <mrow>
                <mfrac>
                  <mn>1</mn>
                  <mn>2</mn>
                </mfrac>
              </mrow>
              <mo fence="true" stretchy="true">)</mo>
            </mrow>
            <mn>37</mn>
          </msup>
        </mrow>
      </mrow>
      <mo fence="true" stretchy="true">)</mo>
    </mrow>
    <annotation encoding="StarMath 5.0">left( 1 - left(1 over 2 right)^37 right)</annotation>
  </semantics>
</math>
</file>